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var ytd-video-primary-info-renderer-title-font-family" svg:font-family="'var ytd-video-primary-info-renderer-title-font-family', inheri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18in" style:rel-column-width="32760*"/>
    </style:style>
    <style:style style:name="Table1.B" style:family="table-column">
      <style:table-column-properties style:column-width="3.4632in" style:rel-column-width="32775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Table_20_Contents">
      <style:text-properties style:font-name="Times New Roman" fo:font-weight="bold" officeooo:rsid="001a75a1" officeooo:paragraph-rsid="0010b3e3" style:font-weight-asian="bold" style:font-weight-complex="bold"/>
    </style:style>
    <style:style style:name="P2" style:family="paragraph" style:parent-style-name="Table_20_Contents">
      <style:text-properties style:font-name="Times New Roman" officeooo:rsid="001a75a1" officeooo:paragraph-rsid="0010b3e3"/>
    </style:style>
    <style:style style:name="P3" style:family="paragraph" style:parent-style-name="Table_20_Contents">
      <style:text-properties style:font-name="Times New Roman" fo:font-size="10pt" officeooo:rsid="001a75a1" officeooo:paragraph-rsid="0010b3e3" style:font-size-asian="10pt" style:font-size-complex="10pt"/>
    </style:style>
    <style:style style:name="P4" style:family="paragraph" style:parent-style-name="Table_20_Contents">
      <style:text-properties style:font-name="Times New Roman" fo:font-size="10pt" officeooo:paragraph-rsid="0010b3e3" style:font-size-asian="10pt" style:font-size-complex="10pt"/>
    </style:style>
    <style:style style:name="P5" style:family="paragraph" style:parent-style-name="Table_20_Contents">
      <style:text-properties style:font-name="Times New Roman" officeooo:paragraph-rsid="0010b3e3"/>
    </style:style>
    <style:style style:name="P6" style:family="paragraph" style:parent-style-name="Table_20_Contents">
      <style:text-properties style:font-name="Times New Roman" officeooo:rsid="00124577" officeooo:paragraph-rsid="00124577"/>
    </style:style>
    <style:style style:name="P7" style:family="paragraph" style:parent-style-name="Table_20_Contents">
      <style:text-properties style:font-name="Times New Roman" officeooo:rsid="001373e6" officeooo:paragraph-rsid="001373e6"/>
    </style:style>
    <style:style style:name="P8" style:family="paragraph" style:parent-style-name="Table_20_Contents">
      <style:text-properties style:font-name="Times New Roman" officeooo:rsid="0013ad2f" officeooo:paragraph-rsid="0013ad2f"/>
    </style:style>
    <style:style style:name="P9" style:family="paragraph" style:parent-style-name="Table_20_Contents">
      <style:text-properties style:font-name="Times New Roman" officeooo:rsid="0018b7ff" officeooo:paragraph-rsid="0018b7ff"/>
    </style:style>
    <style:style style:name="P10" style:family="paragraph" style:parent-style-name="Table_20_Contents">
      <style:text-properties style:font-name="Times New Roman" officeooo:rsid="00191a17" officeooo:paragraph-rsid="00191a17"/>
    </style:style>
    <style:style style:name="P11" style:family="paragraph" style:parent-style-name="Table_20_Contents">
      <style:text-properties style:font-name="Times New Roman" officeooo:rsid="0019f5ff" officeooo:paragraph-rsid="0019f5ff"/>
    </style:style>
    <style:style style:name="P12" style:family="paragraph" style:parent-style-name="Table_20_Contents">
      <style:text-properties style:font-name="Times New Roman" officeooo:rsid="001a935d" officeooo:paragraph-rsid="001a935d"/>
    </style:style>
    <style:style style:name="P13" style:family="paragraph" style:parent-style-name="Table_20_Contents">
      <style:text-properties style:font-name="Times New Roman" officeooo:rsid="001c217e" officeooo:paragraph-rsid="001c217e"/>
    </style:style>
    <style:style style:name="P14" style:family="paragraph" style:parent-style-name="Table_20_Contents">
      <style:text-properties style:font-name="Times New Roman" officeooo:rsid="001c8606" officeooo:paragraph-rsid="001c8606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/>
    </style:style>
    <style:style style:name="P16" style:family="paragraph" style:parent-style-name="Table_20_Contents">
      <style:text-properties style:font-name="Times New Roman" officeooo:rsid="001d4173" officeooo:paragraph-rsid="001d4173"/>
    </style:style>
    <style:style style:name="P17" style:family="paragraph" style:parent-style-name="Text_20_body">
      <style:paragraph-properties fo:text-align="center" style:justify-single-word="false"/>
      <style:text-properties style:font-name="Times New Roman" officeooo:rsid="0010b3e3" officeooo:paragraph-rsid="0010b3e3"/>
    </style:style>
    <style:style style:name="P18" style:family="paragraph" style:parent-style-name="Text_20_body">
      <style:paragraph-properties fo:text-align="start" style:justify-single-word="false"/>
      <style:text-properties style:font-name="Times New Roman" officeooo:rsid="001373e6" officeooo:paragraph-rsid="001c217e"/>
    </style:style>
    <style:style style:name="P19" style:family="paragraph" style:parent-style-name="Text_20_body">
      <style:paragraph-properties fo:text-align="start" style:justify-single-word="false"/>
      <style:text-properties style:font-name="Times New Roman" officeooo:rsid="001373e6" officeooo:paragraph-rsid="001c8606"/>
    </style:style>
    <style:style style:name="P20" style:family="paragraph" style:parent-style-name="Text_20_body">
      <style:paragraph-properties fo:text-align="start" style:justify-single-word="false"/>
      <style:text-properties style:font-name="Times New Roman" officeooo:rsid="00144a28" officeooo:paragraph-rsid="001c8606"/>
    </style:style>
    <style:style style:name="P21" style:family="paragraph" style:parent-style-name="Text_20_body">
      <style:paragraph-properties fo:text-align="start" style:justify-single-word="false"/>
      <style:text-properties style:font-name="Times New Roman" officeooo:rsid="00161686" officeooo:paragraph-rsid="001c8606"/>
    </style:style>
    <style:style style:name="P22" style:family="paragraph" style:parent-style-name="Text_20_body">
      <style:paragraph-properties fo:text-align="start" style:justify-single-word="false"/>
      <style:text-properties style:font-name="Times New Roman" officeooo:rsid="001c217e" officeooo:paragraph-rsid="001c8606"/>
    </style:style>
    <style:style style:name="P23" style:family="paragraph" style:parent-style-name="Text_20_body">
      <style:paragraph-properties fo:text-align="start" style:justify-single-word="false"/>
      <style:text-properties style:font-name="Times New Roman" officeooo:rsid="001c8606" officeooo:paragraph-rsid="001c217e"/>
    </style:style>
    <style:style style:name="P24" style:family="paragraph" style:parent-style-name="Text_20_body">
      <style:paragraph-properties fo:text-align="start" style:justify-single-word="false"/>
      <style:text-properties style:font-name="Times New Roman" officeooo:rsid="001c8606" officeooo:paragraph-rsid="001c8606"/>
    </style:style>
    <style:style style:name="P25" style:family="paragraph" style:parent-style-name="Standard">
      <style:text-properties style:font-name="Times New Roman" officeooo:rsid="001c8606" officeooo:paragraph-rsid="0010b3e3"/>
    </style:style>
    <style:style style:name="P26" style:family="paragraph" style:parent-style-name="Standard">
      <style:paragraph-properties fo:text-align="center" style:justify-single-word="false"/>
      <style:text-properties style:font-name="Times New Roman" officeooo:rsid="001c8606" officeooo:paragraph-rsid="001c8606"/>
    </style:style>
    <style:style style:name="P27" style:family="paragraph" style:parent-style-name="Table_20_Contents">
      <style:text-properties style:font-name="Times New Roman" officeooo:paragraph-rsid="0010b3e3"/>
    </style:style>
    <style:style style:name="P28" style:family="paragraph" style:parent-style-name="Table_20_Contents">
      <style:text-properties style:font-name="Times New Roman" officeooo:rsid="001f5399" officeooo:paragraph-rsid="001f5399"/>
    </style:style>
    <style:style style:name="T1" style:family="text">
      <style:text-properties officeooo:rsid="00122f13"/>
    </style:style>
    <style:style style:name="T2" style:family="text">
      <style:text-properties officeooo:rsid="001f5399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s://www.youtube.com/result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enetration Testing / <text:span text:style-name="T1">Red Teaming</text:span></text:p>
      <table:table table:name="Table1" table:style-name="Table1">
        <table:table-column table:style-name="Table1.A"/>
        <table:table-column table:style-name="Table1.B"/>
        <table:table-row table:style-name="TableLine2521403362752">
          <table:table-cell table:style-name="Table1.A1" office:value-type="string">
            <text:p text:style-name="P1">Course Name</text:p>
          </table:table-cell>
          <table:table-cell table:style-name="Table1.A1" office:value-type="string">
            <text:p text:style-name="P4"/>
          </table:table-cell>
        </table:table-row>
        <table:table-row table:style-name="TableLine2521403359488">
          <table:table-cell table:style-name="Table1.A1" office:value-type="string">
            <text:p text:style-name="P2">Resource</text:p>
          </table:table-cell>
          <table:table-cell table:style-name="Table1.A1" office:value-type="string">
            <text:p text:style-name="P3">Link / ISBN</text:p>
          </table:table-cell>
        </table:table-row>
        <table:table-row table:style-name="TableLine252140335568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>Additional link</text:p>
          </table:table-cell>
        </table:table-row>
        <table:table-row table:style-name="TableLine25214033513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Line2521403351872">
          <table:table-cell table:style-name="Table1.A1" office:value-type="string">
            <text:p text:style-name="P6">Freecodecamp.org</text:p>
            <text:p text:style-name="P6">John Hammond</text:p>
            <text:p text:style-name="P6">Improve Cybersecurity Skills with CTFs - PicoCTF Walkthrough (2018)</text:p>
          </table:table-cell>
          <table:table-cell table:style-name="Table1.A1" office:value-type="string">
            <text:p text:style-name="P4"><text:a xlink:type="simple" xlink:href="https://youtu.be/uIkxsBgkpj8" text:style-name="Internet_20_link" text:visited-style-name="Visited_20_Internet_20_Link">https://youtu.be/uIkxsBgkpj8</text:a> </text:p>
          </table:table-cell>
        </table:table-row>
        <table:table-row table:style-name="TableLine2521403350240">
          <table:table-cell table:style-name="Table1.A1" office:value-type="string">
            <text:p text:style-name="P6">Freecodecamp.org</text:p>
            <text:p text:style-name="P6">TheCyberMentor</text:p>
            <text:p text:style-name="P6">Full Ethical Hacking Course - Network Penetration Testing for Beginners (2019)</text:p>
          </table:table-cell>
          <table:table-cell table:style-name="Table1.A1" office:value-type="string">
            <text:p text:style-name="P4"><text:a xlink:type="simple" xlink:href="https://youtu.be/3Kq1MIfTWCE" text:style-name="Internet_20_link" text:visited-style-name="Visited_20_Internet_20_Link">https://youtu.be/3Kq1MIfTWCE</text:a> </text:p>
          </table:table-cell>
        </table:table-row>
        <table:table-row table:style-name="TableLine2521403350512">
          <table:table-cell table:style-name="Table1.A1" office:value-type="string">
            <text:p text:style-name="P7">Freecodecamp.org</text:p>
            <text:p text:style-name="P7">Hackersploit</text:p>
            <text:p text:style-name="P7">Ethical Hacking 101: Web App Penetration Testing - a full course for beginners</text:p>
          </table:table-cell>
          <table:table-cell table:style-name="Table1.A1" office:value-type="string">
            <text:p text:style-name="P4"><text:a xlink:type="simple" xlink:href="https://youtu.be/2_lswM1S264" text:style-name="Internet_20_link" text:visited-style-name="Visited_20_Internet_20_Link">https://youtu.be/2_lswM1S264</text:a> </text:p>
          </table:table-cell>
        </table:table-row>
        <table:table-row table:style-name="TableLine2521403360848">
          <table:table-cell table:style-name="Table1.A1" office:value-type="string">
            <text:p text:style-name="P7">Freecodecamp.org</text:p>
            <text:p text:style-name="P7">TheCyberMentor</text:p>
            <text:p text:style-name="P7">Linux for Ethical Hackers (Kali Linux Tutorial)</text:p>
          </table:table-cell>
          <table:table-cell table:style-name="Table1.A1" office:value-type="string">
            <text:p text:style-name="P4"><text:a xlink:type="simple" xlink:href="https://youtu.be/lZAoFs75_cs" text:style-name="Internet_20_link" text:visited-style-name="Visited_20_Internet_20_Link">https://youtu.be/lZAoFs75_cs</text:a> </text:p>
          </table:table-cell>
        </table:table-row>
        <table:table-row table:style-name="TableLine2521403355952">
          <table:table-cell table:style-name="Table1.A1" office:value-type="string">
            <text:p text:style-name="P7">Freecodecamp.org</text:p>
            <text:p text:style-name="P7">Sagar Bansal</text:p>
            <text:p text:style-name="P7">Penetration Testing: Gophish Tutorial (Phishing Framework)</text:p>
          </table:table-cell>
          <table:table-cell table:style-name="Table1.A1" office:value-type="string">
            <text:p text:style-name="P4"><text:a xlink:type="simple" xlink:href="https://youtu.be/S6S5JF6Gou0" text:style-name="Internet_20_link" text:visited-style-name="Visited_20_Internet_20_Link">https://youtu.be/S6S5JF6Gou0</text:a> </text:p>
          </table:table-cell>
        </table:table-row>
        <table:table-row table:style-name="TableLine2521403363296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4"/>
          </table:table-cell>
        </table:table-row>
        <table:table-row table:style-name="TableLine2521403360032">
          <table:table-cell table:style-name="Table1.A1" office:value-type="string">
            <text:p text:style-name="P8">Hacking Android (and android apps)</text:p>
          </table:table-cell>
          <table:table-cell table:style-name="Table1.A1" office:value-type="string">
            <text:p text:style-name="P4"/>
          </table:table-cell>
        </table:table-row>
        <table:table-row table:style-name="TableLine2521403366288">
          <table:table-cell table:style-name="Table1.A1" office:value-type="string">
            <text:p text:style-name="P8">Hacking iOS (and iOS apps)</text:p>
          </table:table-cell>
          <table:table-cell table:style-name="Table1.A1" office:value-type="string">
            <text:p text:style-name="P4"/>
          </table:table-cell>
        </table:table-row>
        <table:table-row table:style-name="TableLine2521403352144">
          <table:table-cell table:style-name="Table1.A1" office:value-type="string">
            <text:p text:style-name="P5">IppSec</text:p>
            <text:p text:style-name="P5">@TJ_Null’s OSCP Prep</text:p>
          </table:table-cell>
          <table:table-cell table:style-name="Table1.A1" office:value-type="string">
            <text:p text:style-name="P4"><text:a xlink:type="simple" xlink:href="https://youtube.com/playlist?list=PLidcsTyj9JXK-fnabFLVEvHinQ14Jy5tf" text:style-name="Internet_20_link" text:visited-style-name="Visited_20_Internet_20_Link">https://youtube.com/playlist?list=PLidcsTyj9JXK-fnabFLVEvHinQ14Jy5tf</text:a> </text:p>
          </table:table-cell>
        </table:table-row>
        <table:table-row table:style-name="TableLine2521403363024">
          <table:table-cell table:style-name="Table1.A1" office:value-type="string">
            <text:p text:style-name="P5">Simplilearn</text:p>
            <text:p text:style-name="P5">Certified Ethical Hacker Course | CEH Course | Ethical Hacking Training For Beginners | Simplilearn</text:p>
          </table:table-cell>
          <table:table-cell table:style-name="Table1.A1" office:value-type="string">
            <text:p text:style-name="P4"><text:a xlink:type="simple" xlink:href="https://youtu.be/pq0DDtN-vWk" text:style-name="Internet_20_link" text:visited-style-name="Visited_20_Internet_20_Link">https://youtu.be/pq0DDtN-vWk</text:a> </text:p>
          </table:table-cell>
        </table:table-row>
        <table:table-row table:style-name="TableLine2521403352688">
          <table:table-cell table:style-name="Table1.A1" office:value-type="string">
            <text:p text:style-name="P9">Edureka!</text:p>
            <text:p text:style-name="P5">Ethical Hacking Full Course - Learn Ethical Hacking in 10 Hours | Ethical Hacking Tutorial | Edureka</text:p>
          </table:table-cell>
          <table:table-cell table:style-name="Table1.A1" office:value-type="string">
            <text:p text:style-name="P4"><text:a xlink:type="simple" xlink:href="https://youtu.be/dz7Ntp7KQGA" text:style-name="Internet_20_link" text:visited-style-name="Visited_20_Internet_20_Link">https://youtu.be/dz7Ntp7KQGA</text:a> </text:p>
          </table:table-cell>
        </table:table-row>
        <table:table-row table:style-name="TableLine2521403352960">
          <table:table-cell table:style-name="Table1.A1" office:value-type="string">
            <text:p text:style-name="P9">AllAbout Tech</text:p>
            <text:p text:style-name="P9">CEH V10 &amp; V11 Complete Training | Ethical Hacking | CEH Exam</text:p>
          </table:table-cell>
          <table:table-cell table:style-name="Table1.A1" office:value-type="string">
            <text:p text:style-name="P4"><text:a xlink:type="simple" xlink:href="https://youtu.be/27i_husVE1I" text:style-name="Internet_20_link" text:visited-style-name="Visited_20_Internet_20_Link">https://youtu.be/27i_husVE1I</text:a> </text:p>
          </table:table-cell>
        </table:table-row>
        <table:table-row table:style-name="TableLine2521403354048">
          <table:table-cell table:style-name="Table1.A1" office:value-type="string">
            <text:p text:style-name="P9">Tutorials Point (India) Ltd. </text:p>
            <text:p text:style-name="P9">Ethical Hacking &amp; Cyber Security</text:p>
          </table:table-cell>
          <table:table-cell table:style-name="Table1.A1" office:value-type="string">
            <text:p text:style-name="P4"><text:a xlink:type="simple" xlink:href="https://youtube.com/playlist?list=PLWPirh4EWFpEK7BXbMvKDYuHhA4AiYLDb" text:style-name="Internet_20_link" text:visited-style-name="Visited_20_Internet_20_Link">https://youtube.com/playlist?list=PLWPirh4EWFpEK7BXbMvKDYuHhA4AiYLDb</text:a> </text:p>
          </table:table-cell>
        </table:table-row>
        <table:table-row table:style-name="TableLine2521403356224">
          <table:table-cell table:style-name="Table1.A1" office:value-type="string">
            <text:p text:style-name="P9">Simplilearn</text:p>
            <text:p text:style-name="P9">Ethical Hacking Tutorial Videos</text:p>
          </table:table-cell>
          <table:table-cell table:style-name="Table1.A1" office:value-type="string">
            <text:p text:style-name="P4"><text:a xlink:type="simple" xlink:href="https://youtube.com/playlist?list=PLEiEAq2VkUUIkFUtoqL3geS1Op6GSX-f6" text:style-name="Internet_20_link" text:visited-style-name="Visited_20_Internet_20_Link">https://youtube.com/playlist?list=PLEiEAq2VkUUIkFUtoqL3geS1Op6GSX-f6</text:a> </text:p>
          </table:table-cell>
        </table:table-row>
        <table:table-row table:style-name="TableLine2521403357856">
          <table:table-cell table:style-name="Table1.A1" office:value-type="string">
            <text:p text:style-name="P9">Network Chuck</text:p>
            <text:p text:style-name="P5">Learn Ethical Hacking (CEH Journey)</text:p>
          </table:table-cell>
          <table:table-cell table:style-name="Table1.A1" office:value-type="string">
            <text:p text:style-name="P4"><text:a xlink:type="simple" xlink:href="https://youtube.com/playlist?list=PLIhvC56v63IIJZRa3lzK6IeBQOH_VFjUQ" text:style-name="Internet_20_link" text:visited-style-name="Visited_20_Internet_20_Link">https://youtube.com/playlist?list=PLIhvC56v63IIJZRa3lzK6IeBQOH_VFjUQ</text:a> </text:p>
          </table:table-cell>
        </table:table-row>
        <table:table-row table:style-name="TableLine2521403352416">
          <table:table-cell table:style-name="Table1.A1" office:value-type="string">
            <text:p text:style-name="P9">David Bombal</text:p>
            <text:p text:style-name="P9">Kali Linux: Ethical Hacking Getting Started <text:soft-page-break/>Course</text:p>
          </table:table-cell>
          <table:table-cell table:style-name="Table1.A1" office:value-type="string">
            <text:p text:style-name="P4"><text:a xlink:type="simple" xlink:href="https://youtube.com/playlist?list=PLhfrWIlLOoKMe1Ue0IdeULQvEgCgQ3a1B" text:style-name="Internet_20_link" text:visited-style-name="Visited_20_Internet_20_Link">https://youtube.com/playlist?list=PLhfrWIlLOoKMe1Ue0IdeULQvEgCgQ3a1B</text:a> </text:p>
          </table:table-cell>
        </table:table-row>
        <table:table-row table:style-name="TableLine2521403353232">
          <table:table-cell table:style-name="Table1.A1" office:value-type="string">
            <text:p text:style-name="P9">Joseph Delgadillo</text:p>
            <text:p text:style-name="P9">The Complete Kali Linux Course: Beginner to Advanced! w/English Subtitles</text:p>
          </table:table-cell>
          <table:table-cell table:style-name="Table1.A1" office:value-type="string">
            <text:p text:style-name="P4"><text:a xlink:type="simple" xlink:href="https://youtube.com/playlist?list=PLYmlEoSHldN7HJapyiQ8kFLUsk_a7EjCw" text:style-name="Internet_20_link" text:visited-style-name="Visited_20_Internet_20_Link">https://youtube.com/playlist?list=PLYmlEoSHldN7HJapyiQ8kFLUsk_a7EjCw</text:a> </text:p>
          </table:table-cell>
        </table:table-row>
        <table:table-row table:style-name="TableLine2521403361120">
          <table:table-cell table:style-name="Table1.A1" office:value-type="string">
            <text:p text:style-name="P9">Edureka!</text:p>
            <text:p text:style-name="P9">Ethical Hacking Tutorial For Beginners | Edureka</text:p>
          </table:table-cell>
          <table:table-cell table:style-name="Table1.A1" office:value-type="string">
            <text:p text:style-name="P4"><text:a xlink:type="simple" xlink:href="https://youtube.com/playlist?list=PL9ooVrP1hQOFNILGSLOiflM9kKnEM16Ox" text:style-name="Internet_20_link" text:visited-style-name="Visited_20_Internet_20_Link">https://youtube.com/playlist?list=PL9ooVrP1hQOFNILGSLOiflM9kKnEM16Ox</text:a> </text:p>
          </table:table-cell>
        </table:table-row>
        <table:table-row table:style-name="TableLine2521403365200">
          <table:table-cell table:style-name="Table1.A1" office:value-type="string">
            <text:p text:style-name="P10">FreeCodeCamp.org</text:p>
            <text:p text:style-name="P10">Ethical Hacking</text:p>
          </table:table-cell>
          <table:table-cell table:style-name="Table1.A1" office:value-type="string">
            <text:p text:style-name="P4"><text:a xlink:type="simple" xlink:href="https://youtube.com/playlist?list=PLWKjhJtqVAbnklGh3FNRLECx_2D_vK3mu" text:style-name="Internet_20_link" text:visited-style-name="Visited_20_Internet_20_Link">https://youtube.com/playlist?list=PLWKjhJtqVAbnklGh3FNRLECx_2D_vK3mu</text:a> </text:p>
          </table:table-cell>
        </table:table-row>
        <table:table-row table:style-name="TableLine2521403361392">
          <table:table-cell table:style-name="Table1.A1" office:value-type="string">
            <text:p text:style-name="P10">HackerSploit</text:p>
            <text:p text:style-name="P10">Ethical Hacking &amp; Penetration Testing - Complete Course</text:p>
          </table:table-cell>
          <table:table-cell table:style-name="Table1.A1" office:value-type="string">
            <text:p text:style-name="P4"><text:a xlink:type="simple" xlink:href="https://youtube.com/playlist?list=PLBf0hzazHTGOEuhPQSnq-Ej8jRyXxfYvl" text:style-name="Internet_20_link" text:visited-style-name="Visited_20_Internet_20_Link">https://youtube.com/playlist?list=PLBf0hzazHTGOEuhPQSnq-Ej8jRyXxfYvl</text:a> </text:p>
          </table:table-cell>
        </table:table-row>
        <table:table-row table:style-name="TableLine2521403363568">
          <table:table-cell table:style-name="Table1.A1" office:value-type="string">
            <text:p text:style-name="P5">Motasem Hamdan</text:p>
            <text:p text:style-name="P5">OSCP Training 2020</text:p>
          </table:table-cell>
          <table:table-cell table:style-name="Table1.A1" office:value-type="string">
            <text:p text:style-name="P4"><text:a xlink:type="simple" xlink:href="https://youtube.com/playlist?list=PLqM63j87R5p4Mp4NP-Oa1kLV6o22RDfex" text:style-name="Internet_20_link" text:visited-style-name="Visited_20_Internet_20_Link">https://youtube.com/playlist?list=PLqM63j87R5p4Mp4NP-Oa1kLV6o22RDfex</text:a> </text:p>
          </table:table-cell>
        </table:table-row>
        <table:table-row table:style-name="TableLine2521403356768">
          <table:table-cell table:style-name="Table1.A1" office:value-type="string">
            <text:p text:style-name="P5">ayman soory</text:p>
            <text:p text:style-name="P11">Zaid (What is the lecturers full name / youtube channel?)</text:p>
            <text:p text:style-name="P5">Learn Ethical Hacking From Scratch - ethical hacking full course - learn from scratch</text:p>
          </table:table-cell>
          <table:table-cell table:style-name="Table1.A1" office:value-type="string">
            <text:p text:style-name="P4"><text:a xlink:type="simple" xlink:href="https://youtube.com/playlist?list=PLR3pMNsds9wfAmZ_7BUH4NDSZCmTmcVKo" text:style-name="Internet_20_link" text:visited-style-name="Visited_20_Internet_20_Link">https://youtube.com/playlist?list=PLR3pMNsds9wfAmZ_7BUH4NDSZCmTmcVKo</text:a> </text:p>
          </table:table-cell>
        </table:table-row>
        <table:table-row table:style-name="TableLine2521403364384">
          <table:table-cell table:style-name="Table1.A1" office:value-type="string">
            <text:p text:style-name="P11">w3w3w3</text:p>
            <text:p text:style-name="P11">Python Malware/Hacking Tutorials</text:p>
          </table:table-cell>
          <table:table-cell table:style-name="Table1.A1" office:value-type="string">
            <text:p text:style-name="P4"><text:a xlink:type="simple" xlink:href="https://youtube.com/playlist?list=PLrdeBRwgL0ToNwDbvkpV2Ss-yjCKDo-Zl" text:style-name="Internet_20_link" text:visited-style-name="Visited_20_Internet_20_Link">https://youtube.com/playlist?list=PLrdeBRwgL0ToNwDbvkpV2Ss-yjCKDo-Zl</text:a> </text:p>
          </table:table-cell>
        </table:table-row>
        <table:table-row table:style-name="TableLine2521403361664">
          <table:table-cell table:style-name="Table1.A1" office:value-type="string">
            <text:p text:style-name="P11">Make Me Hack</text:p>
            <text:p text:style-name="P11">Hardware Hacking Tutorial</text:p>
          </table:table-cell>
          <table:table-cell table:style-name="Table1.A1" office:value-type="string">
            <text:p text:style-name="P4"><text:a xlink:type="simple" xlink:href="https://youtube.com/playlist?list=PLoFdAHrZtKkhcd9k8ZcR4th8Q8PNOx7iU" text:style-name="Internet_20_link" text:visited-style-name="Visited_20_Internet_20_Link">https://youtube.com/playlist?list=PLoFdAHrZtKkhcd9k8ZcR4th8Q8PNOx7iU</text:a> </text:p>
          </table:table-cell>
        </table:table-row>
        <table:table-row table:style-name="TableLine2521403362480">
          <table:table-cell table:style-name="Table1.A1" office:value-type="string">
            <text:p text:style-name="P12">Udemy Course</text:p>
            <text:p text:style-name="P12">The Complete Ethical Hacking Course Beginner to Advanced</text:p>
          </table:table-cell>
          <table:table-cell table:style-name="Table1.A1" office:value-type="string">
            <text:p text:style-name="P4"><text:a xlink:type="simple" xlink:href="https://youtube.com/playlist?list=PL0-4oWTgb_cniCsTF8hitbZL38NjFRyRr" text:style-name="Internet_20_link" text:visited-style-name="Visited_20_Internet_20_Link">https://youtube.com/playlist?list=PL0-4oWTgb_cniCsTF8hitbZL38NjFRyRr</text:a> </text:p>
          </table:table-cell>
        </table:table-row>
        <table:table-row table:style-name="TableLine2521403353504">
          <table:table-cell table:style-name="Table1.A1" office:value-type="string">
            <text:p text:style-name="P5">Hack Hotel, Airplane &amp; Coffee Shop Hotspots for Free Wi-Fi with MAC Spoofing [Tutorial]</text:p>
            <text:p text:style-name="P5">Null Byte</text:p>
          </table:table-cell>
          <table:table-cell table:style-name="Table1.A1" office:value-type="string">
            <text:p text:style-name="P4"><text:a xlink:type="simple" xlink:href="https://youtu.be/taAD2z8spP0" text:style-name="Internet_20_link" text:visited-style-name="Visited_20_Internet_20_Link">https://youtu.be/taAD2z8spP0</text:a> </text:p>
          </table:table-cell>
        </table:table-row>
        <table:table-row table:style-name="TableLine2521403356496">
          <table:table-cell table:style-name="Table1.A1" office:value-type="string">
            <text:p text:style-name="P13">MrTurvey</text:p>
            <text:p text:style-name="P13">How To Bypass MAC Address Filtering (MAC Spoofing)</text:p>
          </table:table-cell>
          <table:table-cell table:style-name="Table1.A1" office:value-type="string">
            <text:p text:style-name="P4"><text:a xlink:type="simple" xlink:href="https://youtu.be/pIehC7gNplA" text:style-name="Internet_20_link" text:visited-style-name="Visited_20_Internet_20_Link">https://youtu.be/pIehC7gNplA</text:a> </text:p>
          </table:table-cell>
        </table:table-row>
        <table:table-row table:style-name="TableLine2521403357040">
          <table:table-cell table:style-name="Table1.A1" office:value-type="string">
            <text:p text:style-name="P13">Cyber-Recon</text:p>
            <text:p text:style-name="P13">Security + 1.2 MAC Spoofing</text:p>
          </table:table-cell>
          <table:table-cell table:style-name="Table1.A1" office:value-type="string">
            <text:p text:style-name="P4"><text:a xlink:type="simple" xlink:href="https://youtu.be/olpKMdQI1XY" text:style-name="Internet_20_link" text:visited-style-name="Visited_20_Internet_20_Link">https://youtu.be/olpKMdQI1XY</text:a> </text:p>
          </table:table-cell>
        </table:table-row>
        <table:table-row table:style-name="TableLine2521403358128">
          <table:table-cell table:style-name="Table1.A1" office:value-type="string">
            <text:p text:style-name="P14">danscourses</text:p>
            <text:p text:style-name="P14">ARP Spoofing - Man-in-the-middle attack</text:p>
          </table:table-cell>
          <table:table-cell table:style-name="Table1.A1" office:value-type="string">
            <text:p text:style-name="P4"><text:a xlink:type="simple" xlink:href="https://youtu.be/hI9J_tnNDCc" text:style-name="Internet_20_link" text:visited-style-name="Visited_20_Internet_20_Link">https://youtu.be/hI9J_tnNDCc</text:a> </text:p>
          </table:table-cell>
        </table:table-row>
        <table:table-row table:style-name="TableLine2521403353776">
          <table:table-cell table:style-name="Table1.A1" office:value-type="string">
            <text:p text:style-name="P14">Cyber-Recon</text:p>
            <text:p text:style-name="P14">April Security + (501) Boot Camp</text:p>
          </table:table-cell>
          <table:table-cell table:style-name="Table1.A1" office:value-type="string">
            <text:p text:style-name="P4"><text:a xlink:type="simple" xlink:href="https://youtube.com/playlist?list=PLZMqSGL_KK5elbK-sHpRkR0G0ar3yHrlC" text:style-name="Internet_20_link" text:visited-style-name="Visited_20_Internet_20_Link">https://youtube.com/playlist?list=PLZMqSGL_KK5elbK-sHpRkR0G0ar3yHrlC</text:a> </text:p>
          </table:table-cell>
        </table:table-row>
        <table:table-row table:style-name="TableLine2521403363840">
          <table:table-cell table:style-name="Table1.A1" office:value-type="string">
            <text:p text:style-name="P16">Free Education For All</text:p>
            <text:p text:style-name="P16">Kali Linux - Complete Training Program from Scratch</text:p>
          </table:table-cell>
          <table:table-cell table:style-name="Table1.A1" office:value-type="string">
            <text:p text:style-name="P4"><text:a xlink:type="simple" xlink:href="https://youtube.com/playlist?list=PLnjNR4-S-EVqfJWovxEJyb7I0IOkKkoYM" text:style-name="Internet_20_link" text:visited-style-name="Visited_20_Internet_20_Link">https://youtube.com/playlist?list=PLnjNR4-S-EVqfJWovxEJyb7I0IOkKkoYM</text:a></text:p>
          </table:table-cell>
        </table:table-row>
        <table:table-row table:style-name="TableLine2521403350784">
          <table:table-cell table:style-name="Table1.A1" office:value-type="string">
            <text:p text:style-name="P28">LiveOverflow</text:p>
            <text:p text:style-name="P5">can you hack this screenshot service?? - CSCG 2021</text:p>
          </table:table-cell>
          <table:table-cell table:style-name="Table1.A1" office:value-type="string">
            <text:p text:style-name="P4"><text:a xlink:type="simple" xlink:href="https://youtu.be/FCjMoPpOPYI" text:style-name="Internet_20_link" text:visited-style-name="Visited_20_Internet_20_Link">https://youtu.be/FCjMoPpOPYI</text:a> </text:p>
          </table:table-cell>
        </table:table-row>
        <table:table-row table:style-name="TableLine25214033641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Line25214033649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Line252140335758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Line25214033584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Line25214033586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Line25214033654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Line252140336574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Line252140336601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Line25214033496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Line252140334996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</table:table>
      <text:p text:style-name="P25"/>
      <text:p text:style-name="P26">Youtubers</text:p>
      <text:p text:style-name="P18"/>
      <table:table table:name="Table2" table:style-name="Table2">
        <table:table-column table:style-name="Table2.A" table:number-columns-repeated="3"/>
        <table:table-row table:style-name="TableLine2521403355408">
          <table:table-cell table:style-name="Table2.A1" office:value-type="string">
            <text:p text:style-name="P19">John Hammond</text:p>
            <text:p text:style-name="P19">Hackersploit</text:p>
            <text:p text:style-name="P19">Thecybermentor</text:p>
            <text:p text:style-name="P19">securityf2d</text:p>
            <text:p text:style-name="P20">Loi Liang Yang</text:p>
            <text:p text:style-name="P20">Coding Tech</text:p>
            <text:p text:style-name="P20">HackerOne</text:p>
            <text:p text:style-name="P20">Jesse Campos</text:p>
            <text:p text:style-name="P20">Nova Computing</text:p>
            <text:p text:style-name="P20">Hacking Video Tutorial – Hellbound Hackers</text:p>
            <text:p text:style-name="P20">Fredrik Christenson</text:p>
            <text:p text:style-name="P20">LiveOverflow</text:p>
            <text:p text:style-name="P20">zSecurity</text:p>
            <text:p text:style-name="P21">IppSec</text:p>
            <text:p text:style-name="P21">Simplilearn</text:p>
            <text:p text:style-name="P21">Edureka!</text:p>
            <text:p text:style-name="P21">AllAbout Tech</text:p>
            <text:p text:style-name="P21">Tutorials Point (India) Ltd.</text:p>
            <text:p text:style-name="P22">Cyber-Recon</text:p>
            <text:p text:style-name="P24">MrTurvey</text:p>
            <text:p text:style-name="P24">Station X</text:p>
            <text:p text:style-name="P24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var ytd-video-primary-info-renderer-title-font-family" svg:font-family="'var ytd-video-primary-info-renderer-title-font-family', inheri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23:08:06.950000000</meta:creation-date>
    <dc:date>2021-08-26T18:22:55.762000000</dc:date>
    <meta:editing-duration>PT2H56M2S</meta:editing-duration>
    <meta:editing-cycles>6</meta:editing-cycles>
    <meta:generator>LibreOffice/7.1.5.2$Windows_X86_64 LibreOffice_project/85f04e9f809797b8199d13c421bd8a2b025d52b5</meta:generator>
    <meta:document-statistic meta:table-count="2" meta:image-count="0" meta:object-count="0" meta:page-count="3" meta:paragraph-count="122" meta:word-count="379" meta:character-count="3906" meta:non-whitespace-character-count="3619"/>
  </office:meta>
</office:document-meta>
</file>